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ha1" svg:font-family="Latha"/>
    <style:font-face style:name="Doulos SIL" svg:font-family="'Doulos SIL'" style:font-pitch="variable"/>
    <style:font-face style:name="Doulos SIL1" svg:font-family="'Doulos SIL'" style:font-adornments="Regular" style:font-pitch="variable"/>
    <style:font-face style:name="SILDoulosUnicodeIPA" svg:font-family="SILDoulosUnicodeIP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atha" svg:font-family="Latha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0.8396in" style:rel-column-width="7944*"/>
    </style:style>
    <style:style style:name="Table54.B" style:family="table-column">
      <style:table-column-properties style:column-width="2.4951in" style:rel-column-width="23615*"/>
    </style:style>
    <style:style style:name="Table54.C" style:family="table-column">
      <style:table-column-properties style:column-width="0.9201in" style:rel-column-width="8706*"/>
    </style:style>
    <style:style style:name="Table54.D" style:family="table-column">
      <style:table-column-properties style:column-width="2.6701in" style:rel-column-width="25270*"/>
    </style:style>
    <style:style style:name="Table54.A1" style:family="table-cell">
      <style:table-cell-properties style:vertical-align="middl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SILDoulosUnicodeIPA" fo:font-size="12pt" fo:language="is" fo:country="IS" style:font-size-asian="12pt" style:font-size-complex="12pt"/>
    </style:style>
    <style:style style:name="T1" style:family="text">
      <style:text-properties fo:language="is" fo:country="IS"/>
    </style:style>
    <style:style style:name="T2" style:family="text">
      <style:text-properties fo:language="is" fo:country="IS" fo:font-weight="bold" style:font-weight-asian="bold" style:font-weight-complex="bold"/>
    </style:style>
    <style:style style:name="T3" style:family="text">
      <style:text-properties fo:language="is" fo:country="IS" fo:font-weight="bold" style:language-asian="ko" style:country-asian="KR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CA" fo:font-weight="bold" style:language-asian="ko" style:country-asian="KR" style:font-weight-asian="bold" style:font-weight-complex="bold"/>
    </style:style>
    <style:style style:name="T6" style:family="text">
      <style:text-properties fo:language="en" fo:country="CA" style:language-asian="ko" style:country-asian="KR"/>
    </style:style>
    <style:style style:name="T7" style:family="text">
      <style:text-properties style:font-name="SILDoulosUnicodeIPA"/>
    </style:style>
    <style:style style:name="T8" style:family="text">
      <style:text-properties style:font-name="SILDoulosUnicodeIPA" fo:language="is" fo:country="I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" text:name="LTc_SFM_Markers"/>
        <text:user-field-decl office:value-type="string" office:string-value="1" text:name="LTc_ConvDirectionFw"/>
        <text:user-field-decl office:value-type="string" office:string-value="&lt;No converter&gt;" text:name="LTc_ConverterName"/>
        <text:user-field-decl office:value-type="string" office:string-value="Font" text:name="LTc_WhichScope"/>
        <text:user-field-decl office:value-type="string" office:string-value="ParaStyle" text:name="LTc_WhichTarget"/>
        <text:user-field-decl office:value-type="string" office:string-value="1" text:name="LTc_PreserveFormatting"/>
        <text:user-field-decl office:value-type="string" office:string-value="&amp;102.DlgDataConversion.cmbxScopeStyle.Text" text:name="LTc_ScopeStyle"/>
        <text:user-field-decl office:value-type="string" office:string-value="SILDoulosUnicodeIPA" text:name="LTc_ScopeFont"/>
        <text:user-field-decl office:value-type="string" office:string-value="My IPA" text:name="LTc_TargetParaStyle"/>
        <text:user-field-decl office:value-type="string" office:string-value="&amp;259.DlgDataConversion.cmbxTargetCharStyle.Text" text:name="LTc_TargetCharStyle"/>
      </text:user-field-decls>
      <text:p text:style-name="Standard">Contrast in Analogous Environments</text:p>
      <text:p text:style-name="Standard"><text:span text:style-name="T1">The i</text:span>deal and straight forward type of <text:alphabetical-index-mark-start text:id="IMark233714940"/>contrast<text:alphabetical-index-mark-end text:id="IMark233714940"/> to find is <text:alphabetical-index-mark-start text:id="IMark209222676"/>CIE<text:alphabetical-index-mark-end text:id="IMark209222676"/> (<text:alphabetical-index-mark-start text:id="IMark209223620"/><text:alphabetical-index-mark-start text:id="IMark193258972"/>Contrast in Identical Environment<text:alphabetical-index-mark-end text:id="IMark193258972"/><text:alphabetical-index-mark-end text:id="IMark209223620"/>). But it is not always possible to find <text:alphabetical-index-mark-start text:id="IMark193260108"/>minimal pair<text:alphabetical-index-mark-end text:id="IMark193260108"/>s in a language data. Does it mean that we cannot identify the <text:alphabetical-index-mark-start text:id="IMark193261052"/>phoneme<text:alphabetical-index-mark-end text:id="IMark193261052"/>s of the language? <text:s/>No. <text:s/>Some time when we look at two <text:alphabetical-index-mark-start text:id="IMark193261996"/>phone<text:alphabetical-index-mark-end text:id="IMark193261996"/>s to establish <text:alphabetical-index-mark-start text:id="IMark193262940"/>CIE<text:alphabetical-index-mark-end text:id="IMark193262940"/>, the <text:alphabetical-index-mark-start text:id="IMark193263884"/>environment<text:alphabetical-index-mark-end text:id="IMark193263884"/> may not be <text:alphabetical-index-mark-start text:id="IMark200696572"/>identical<text:alphabetical-index-mark-end text:id="IMark200696572"/>. Then look for <text:alphabetical-index-mark-start text:id="IMark200697516"/>environment<text:alphabetical-index-mark-end text:id="IMark200697516"/>s which are nearly <text:alphabetical-index-mark-start text:id="IMark200698460"/>identical<text:alphabetical-index-mark-end text:id="IMark200698460"/>. Such <text:alphabetical-index-mark-start text:id="IMark200699404"/>environment<text:alphabetical-index-mark-end text:id="IMark200699404"/>s are called <text:alphabetical-index-mark-start text:id="IMark200700348"/><text:span text:style-name="T2">a</text:span><text:span text:style-name="T4">nalogous</text:span><text:alphabetical-index-mark-end text:id="IMark200700348"/><text:span text:style-name="T4"> </text:span><text:alphabetical-index-mark-start text:id="IMark200701484"/><text:span text:style-name="T2">e</text:span><text:span text:style-name="T4">nvironment</text:span><text:alphabetical-index-mark-end text:id="IMark200701484"/><text:span text:style-name="T2">s</text:span>.</text:p>
      <text:p text:style-name="P1"/>
      <text:p text:style-name="Standard"><text:span text:style-name="T5">Definition of </text:span><text:alphabetical-index-mark-start text:id="IMark209221348"/><text:span text:style-name="T5">CAE</text:span><text:alphabetical-index-mark-end text:id="IMark209221348"/><text:span text:style-name="T5">: </text:span><text:span text:style-name="T6">Two sounds </text:span><text:span text:style-name="T5">contrast in </text:span><text:span text:style-name="T3">a</text:span><text:span text:style-name="T5">nalogous environments</text:span><text:span text:style-name="T6"> when the words in which these sounds occur:</text:span></text:p>
      <text:p text:style-name="Standard">(1) Differ in meaning,</text:p>
      <text:p text:style-name="Standard">(2) Differ in sound at the same point in each word, and</text:p>
      <text:p text:style-name="Standard">(3) The <text:alphabetical-index-mark-start text:id="IMark184326484"/>environment<text:alphabetical-index-mark-end text:id="IMark184326484"/>s of the sounds being <text:alphabetical-index-mark-start text:id="IMark233711860"/>contrast<text:alphabetical-index-mark-end text:id="IMark233711860"/>ed are nearly <text:alphabetical-index-mark-start text:id="IMark193261996"/>identical<text:alphabetical-index-mark-end text:id="IMark193261996"/>.</text:p>
      <text:p text:style-name="Standard"/>
      <text:p text:style-name="P1">Examples (Madia)</text:p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row>
          <table:table-cell table:style-name="Table54.A1" office:value-type="string">
            <text:p text:style-name="P2">[<text:span text:style-name="T8">t̪aɽ]</text:span></text:p>
          </table:table-cell>
          <table:table-cell table:style-name="Table54.A1" office:value-type="string">
            <text:p text:style-name="P2">‘a kind of tree’</text:p>
          </table:table-cell>
          <table:table-cell table:style-name="Table54.A1" office:value-type="string">
            <text:p text:style-name="P2">[<text:span text:style-name="T7">pet̪e]</text:span></text:p>
          </table:table-cell>
          <table:table-cell table:style-name="Table54.A1" office:value-type="string">
            <text:p text:style-name="P2">‘small ants’</text:p>
          </table:table-cell>
        </table:table-row>
        <table:table-row>
          <table:table-cell table:style-name="Table54.A1" office:value-type="string">
            <text:p text:style-name="P3">[ʈaʈ]</text:p>
          </table:table-cell>
          <table:table-cell table:style-name="Table54.A1" office:value-type="string">
            <text:p text:style-name="P2">‘a bamboo mat’</text:p>
          </table:table-cell>
          <table:table-cell table:style-name="Table54.A1" office:value-type="string">
            <text:p text:style-name="P2">[<text:span text:style-name="T7">piʈe]</text:span></text:p>
          </table:table-cell>
          <table:table-cell table:style-name="Table54.A1" office:value-type="string">
            <text:p text:style-name="P2"><text:span text:style-name="T7">‘</text:span>small’</text:p>
          </table:table-cell>
        </table:table-row>
      </table:table>
      <text:p text:style-name="P2">[<text:span text:style-name="T7">t̪] </text:span>and <text:s/><text:span text:style-name="T7">[ʈ] </text:span>contrast in analogous <text:s/>environment in Madia language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atha1" svg:font-family="Latha"/>
    <style:font-face style:name="Doulos SIL" svg:font-family="'Doulos SIL'" style:font-pitch="variable"/>
    <style:font-face style:name="Doulos SIL1" svg:font-family="'Doulos SIL'" style:font-adornments="Regular" style:font-pitch="variable"/>
    <style:font-face style:name="SILDoulosUnicodeIPA" svg:font-family="SILDoulosUnicodeIP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atha" svg:font-family="Latha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t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0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atha" style:font-size-complex="12pt" style:language-complex="t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ath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ath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ath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atha1"/>
    </style:style>
    <style:style style:name="Heading_20_2" style:display-name="Heading 2" style:family="paragraph" style:parent-style-name="Heading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yTextPara" style:family="paragraph" style:parent-style-name="Standard">
      <style:paragraph-properties fo:margin-left="0in" fo:margin-right="0in" fo:margin-top="0.15in" fo:margin-bottom="0in" style:contextual-spacing="false" fo:line-height="150%" fo:text-indent="0.4in" style:auto-text-indent="false"/>
    </style:style>
    <style:style style:name="Heading_20_3" style:display-name="Heading 3" style:family="paragraph" style:parent-style-name="Heading" style:default-outline-level="3" style:class="text">
      <style:text-properties fo:font-size="12pt" fo:font-weight="bold" style:font-size-asian="14pt" style:font-weight-asian="bold" style:font-size-complex="12pt" style:font-weight-complex="bold"/>
    </style:style>
    <style:style style:name="My_20_IPA" style:display-name="My IPA" style:family="paragraph" style:parent-style-name="Standard">
      <style:text-properties style:font-name="Doulos SI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y_20_IPA" style:display-name="My IPA" style:family="text">
      <style:text-properties style:font-name="Doulos SI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4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03730501" style:display-name="30373050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0-08-03T10:10:06.44</meta:creation-date>
    <dc:date>2013-04-08T13:14:47</dc:date>
    <dc:creator>Jim Kornelsen</dc:creator>
    <meta:editing-duration>PT18M40S</meta:editing-duration>
    <meta:editing-cycles>3</meta:editing-cycles>
    <meta:generator>LibreOffice/4.0.1.2$Linux_x86 LibreOffice_project/400m0$Build-2</meta:generator>
    <meta:document-statistic meta:table-count="1" meta:image-count="0" meta:object-count="0" meta:page-count="1" meta:paragraph-count="16" meta:word-count="148" meta:character-count="890" meta:non-whitespace-character-count="753"/>
  </office:meta>
</office:document-meta>
</file>